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26cm" fo:min-width="3.028cm"/>
    </style:style>
    <style:style style:name="gr2" style:family="graphic" style:parent-style-name="standard">
      <style:graphic-properties draw:textarea-horizontal-align="justify" draw:textarea-vertical-align="middle" draw:auto-grow-height="false" fo:min-height="2.07cm" fo:min-width="3.028cm"/>
    </style:style>
    <style:style style:name="gr3" style:family="graphic" style:parent-style-name="standard">
      <style:graphic-properties draw:fill-color="#ed1c24" draw:textarea-horizontal-align="justify" draw:textarea-vertical-align="middle" draw:auto-grow-height="false" fo:min-height="1.137cm" fo:min-width="2.389cm"/>
    </style:style>
    <style:style style:name="gr4" style:family="graphic" style:parent-style-name="standard">
      <style:graphic-properties draw:textarea-horizontal-align="justify" draw:textarea-vertical-align="middle" draw:auto-grow-height="false" fo:min-height="0.559cm" fo:min-width="2.455cm"/>
    </style:style>
    <style:style style:name="gr5" style:family="graphic" style:parent-style-name="standard">
      <style:graphic-properties draw:textarea-horizontal-align="justify" draw:textarea-vertical-align="middle" draw:auto-grow-height="false" fo:min-height="0.692cm" fo:min-width="2.45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966cm" fo:min-width="3.301cm"/>
    </style:style>
    <style:style style:name="gr8" style:family="graphic" style:parent-style-name="standard">
      <style:graphic-properties draw:textarea-horizontal-align="justify" draw:textarea-vertical-align="middle" draw:auto-grow-height="false" fo:min-height="2.148cm" fo:min-width="3.301cm"/>
    </style:style>
    <style:style style:name="gr9" style:family="graphic" style:parent-style-name="standard">
      <style:graphic-properties draw:textarea-horizontal-align="justify" draw:textarea-vertical-align="middle" draw:auto-grow-height="false" fo:min-height="1.436cm" fo:min-width="3.381cm"/>
    </style:style>
    <style:style style:name="gr10" style:family="graphic" style:parent-style-name="standard">
      <style:graphic-properties draw:fill-color="#ed1c24" draw:textarea-horizontal-align="justify" draw:textarea-vertical-align="middle" draw:auto-grow-height="false" fo:min-height="0.658cm" fo:min-width="2.441cm"/>
    </style:style>
    <style:style style:name="gr11" style:family="graphic" style:parent-style-name="standard">
      <style:graphic-properties draw:textarea-horizontal-align="justify" draw:textarea-vertical-align="middle" draw:auto-grow-height="false" fo:min-height="0.63cm" fo:min-width="0.453cm"/>
    </style:style>
    <style:style style:name="gr12" style:family="graphic" style:parent-style-name="standard">
      <style:graphic-properties draw:textarea-horizontal-align="justify" draw:textarea-vertical-align="middle" draw:auto-grow-height="false" fo:min-height="0.581cm" fo:min-width="2.714cm"/>
    </style:style>
    <style:style style:name="P1" style:family="paragraph">
      <style:paragraph-properties fo:text-align="center"/>
    </style:style>
    <style:style style:name="P2" style:family="paragraph">
      <loext:graphic-properties draw:fill-color="#ed1c24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81cm" svg:height="1.27cm" svg:x="1.23cm" svg:y="1.37cm">
          <text:p text:style-name="P1">Initialisa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2" draw:id="id2" draw:layer="layout" svg:width="3.81cm" svg:height="2.504cm" svg:x="1.23cm" svg:y="3.946cm">
          <text:p text:style-name="P1">Préparation</text:p>
          <text:p text:style-name="P1">des</text:p>
          <text:p text:style-name="P1">données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4" draw:id="id4" draw:layer="layout" svg:width="3.119cm" svg:height="1.497cm" svg:x="5.12cm" svg:y="8.239cm">
          <text:p text:style-name="P1">IP HLS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xml:id="id3" draw:id="id3" draw:layer="layout" svg:width="3.191cm" svg:height="0.873cm" svg:x="1.54cm" svg:y="7.212cm">
          <text:p text:style-name="P1">Envoi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" xml:id="id5" draw:id="id5" draw:layer="layout" svg:width="3.191cm" svg:height="1.016cm" svg:x="1.54cm" svg:y="9.482cm">
          <text:p text:style-name="P1">Récep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3" draw:layer="layout" svg:x1="3.135cm" svg:y1="2.64cm" svg:x2="3.135cm" svg:y2="3.946cm" draw:start-shape="id1" draw:start-glue-point="6" draw:end-shape="id2" draw:end-glue-point="4" svg:d="M3135 2640v1306" svg:viewBox="0 0 1 1307">
          <text:p/>
        </draw:connector>
        <draw:connector draw:style-name="gr6" draw:text-style-name="P3" draw:layer="layout" svg:x1="3.135cm" svg:y1="6.45cm" svg:x2="3.136cm" svg:y2="7.212cm" draw:start-shape="id2" draw:start-glue-point="6" draw:end-shape="id3" draw:end-glue-point="4" svg:d="M3135 6450v381h1v381" svg:viewBox="0 0 2 763">
          <text:p/>
        </draw:connector>
        <draw:connector draw:style-name="gr6" draw:text-style-name="P3" draw:layer="layout" svg:x1="4.731cm" svg:y1="7.649cm" svg:x2="6.679cm" svg:y2="8.239cm" draw:start-shape="id3" draw:start-glue-point="7" draw:end-shape="id4" draw:end-glue-point="4" svg:d="M4731 7649h1948v590" svg:viewBox="0 0 1949 591">
          <text:p/>
        </draw:connector>
        <draw:connector draw:style-name="gr6" draw:text-style-name="P3" draw:layer="layout" svg:x1="6.679cm" svg:y1="9.736cm" svg:x2="4.731cm" svg:y2="9.99cm" draw:start-shape="id4" draw:start-glue-point="6" draw:end-shape="id5" draw:end-glue-point="7" svg:d="M6679 9736v254h-1948" svg:viewBox="0 0 1949 255">
          <text:p/>
        </draw:connector>
        <draw:custom-shape draw:style-name="gr7" draw:text-style-name="P1" xml:id="id15" draw:id="id15" draw:layer="layout" svg:width="4.105cm" svg:height="1.312cm" svg:x="10.887cm" svg:y="1.771cm">
          <text:p text:style-name="P1">Initialisation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" xml:id="id6" draw:id="id6" draw:layer="layout" svg:width="4.105cm" svg:height="2.588cm" svg:x="15.713cm" svg:y="1.133cm">
          <text:p text:style-name="P1">Préparation</text:p>
          <text:p text:style-name="P1">des</text:p>
          <text:p text:style-name="P1">données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" xml:id="id7" draw:id="id7" draw:layer="layout" svg:width="4.191cm" svg:height="1.82cm" svg:x="15.67cm" svg:y="4.508cm">
          <text:p text:style-name="P1">Initialisation </text:p>
          <text:p text:style-name="P1">de l’algothime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3" draw:layer="layout" svg:x1="17.766cm" svg:y1="3.721cm" svg:x2="17.766cm" svg:y2="4.508cm" draw:start-shape="id6" draw:start-glue-point="6" draw:end-shape="id7" draw:end-glue-point="4" svg:d="M17766 3721v787" svg:viewBox="0 0 1 788">
          <text:p/>
        </draw:connector>
        <draw:custom-shape draw:style-name="gr4" draw:text-style-name="P1" xml:id="id8" draw:id="id8" draw:layer="layout" svg:width="3.191cm" svg:height="0.873cm" svg:x="11.344cm" svg:y="4.982cm">
          <text:p text:style-name="P1">Envoi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" xml:id="id10" draw:id="id10" draw:layer="layout" svg:width="3.191cm" svg:height="1.016cm" svg:x="11.344cm" svg:y="8.106cm">
          <text:p text:style-name="P1">Réception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2" xml:id="id9" draw:id="id9" draw:layer="layout" svg:width="3.175cm" svg:height="0.98cm" svg:x="11.352cm" svg:y="6.582cm">
          <text:p text:style-name="P1">IP HLS 1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3" draw:layer="layout" svg:x1="15.67cm" svg:y1="5.418cm" svg:x2="14.535cm" svg:y2="5.419cm" draw:start-shape="id7" draw:start-glue-point="5" draw:end-shape="id8" draw:end-glue-point="7" svg:d="M15670 5418h-568v1h-567" svg:viewBox="0 0 1136 2">
          <text:p/>
        </draw:connector>
        <draw:connector draw:style-name="gr6" draw:text-style-name="P3" draw:layer="layout" svg:x1="12.94cm" svg:y1="5.855cm" svg:x2="12.94cm" svg:y2="6.582cm" draw:start-shape="id8" draw:start-glue-point="6" draw:end-shape="id9" draw:end-glue-point="4" svg:d="M12940 5855v727" svg:viewBox="0 0 1 728">
          <text:p/>
        </draw:connector>
        <draw:connector draw:style-name="gr6" draw:text-style-name="P3" draw:layer="layout" svg:x1="12.94cm" svg:y1="7.562cm" svg:x2="12.94cm" svg:y2="8.106cm" draw:start-shape="id9" draw:start-glue-point="6" draw:end-shape="id10" draw:end-glue-point="4" svg:d="M12940 7562v544" svg:viewBox="0 0 1 545">
          <text:p/>
        </draw:connector>
        <draw:custom-shape draw:style-name="gr4" draw:text-style-name="P1" xml:id="id11" draw:id="id11" draw:layer="layout" svg:width="3.191cm" svg:height="0.873cm" svg:x="11.344cm" svg:y="9.835cm">
          <text:p text:style-name="P1">Envoi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" xml:id="id13" draw:id="id13" draw:layer="layout" svg:width="3.191cm" svg:height="1.016cm" svg:x="11.344cm" svg:y="12.859cm">
          <text:p text:style-name="P1">Réception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2" xml:id="id12" draw:id="id12" draw:layer="layout" svg:width="3.175cm" svg:height="0.98cm" svg:x="11.352cm" svg:y="11.335cm">
          <text:p text:style-name="P1">IP HLS 2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3" draw:layer="layout" svg:x1="12.94cm" svg:y1="10.708cm" svg:x2="12.94cm" svg:y2="11.335cm" draw:start-shape="id11" draw:start-glue-point="6" draw:end-shape="id12" draw:end-glue-point="4" svg:d="M12940 10708v627" svg:viewBox="0 0 1 628">
          <text:p/>
        </draw:connector>
        <draw:connector draw:style-name="gr6" draw:text-style-name="P3" draw:layer="layout" svg:x1="12.94cm" svg:y1="12.315cm" svg:x2="12.94cm" svg:y2="12.859cm" draw:start-shape="id12" draw:start-glue-point="6" draw:end-shape="id13" draw:end-glue-point="4" svg:d="M12940 12315v544" svg:viewBox="0 0 1 545">
          <text:p/>
        </draw:connector>
        <draw:connector draw:style-name="gr6" draw:text-style-name="P3" draw:layer="layout" svg:x1="12.94cm" svg:y1="9.122cm" svg:x2="12.94cm" svg:y2="9.835cm" draw:start-shape="id10" draw:start-glue-point="6" draw:end-shape="id11" draw:end-glue-point="4" svg:d="M12940 9122v713" svg:viewBox="0 0 1 714">
          <text:p/>
        </draw:connector>
        <draw:custom-shape draw:style-name="gr11" draw:text-style-name="P1" xml:id="id14" draw:id="id14" draw:layer="layout" svg:width="1.905cm" svg:height="1.759cm" svg:x="16.813cm" svg:y="13.921cm">
          <text:p text:style-name="P1">tes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3" draw:layer="layout" svg:x1="12.94cm" svg:y1="13.875cm" svg:x2="16.813cm" svg:y2="14.8cm" draw:start-shape="id13" draw:start-glue-point="6" draw:end-shape="id14" svg:d="M12940 13875v925h3873" svg:viewBox="0 0 3874 926">
          <text:p/>
        </draw:connector>
        <draw:connector draw:style-name="gr6" draw:text-style-name="P3" draw:layer="layout" svg:x1="17.766cm" svg:y1="13.921cm" svg:x2="17.766cm" svg:y2="6.328cm" draw:start-shape="id14" draw:start-glue-point="4" draw:end-shape="id7" draw:end-glue-point="6" svg:d="M17766 13921v-7593" svg:viewBox="0 0 1 7594">
          <text:p/>
        </draw:connector>
        <draw:connector draw:style-name="gr6" draw:text-style-name="P3" draw:layer="layout" svg:x1="14.992cm" svg:y1="2.427cm" svg:x2="15.713cm" svg:y2="2.427cm" draw:start-shape="id15" draw:start-glue-point="7" draw:end-shape="id6" draw:end-glue-point="5" svg:d="M14992 2427h721" svg:viewBox="0 0 722 1">
          <text:p/>
        </draw:connector>
        <draw:custom-shape draw:style-name="gr12" draw:text-style-name="P1" xml:id="id16" draw:id="id16" draw:layer="layout" svg:width="3.302cm" svg:height="0.919cm" svg:x="1.484cm" svg:y="11.892cm">
          <text:p text:style-name="P1">F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svg:x1="3.136cm" svg:y1="10.498cm" svg:x2="3.135cm" svg:y2="11.892cm" draw:start-shape="id5" draw:start-glue-point="6" draw:end-shape="id16" draw:end-glue-point="0" svg:d="M3136 10498v697h-1v697" svg:viewBox="0 0 2 1395">
          <text:p/>
        </draw:connector>
        <draw:custom-shape draw:style-name="gr12" draw:text-style-name="P1" xml:id="id17" draw:id="id17" draw:layer="layout" svg:width="3.302cm" svg:height="0.919cm" svg:x="16.114cm" svg:y="16.396cm">
          <text:p text:style-name="P1">F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svg:x1="17.766cm" svg:y1="15.68cm" svg:x2="17.765cm" svg:y2="16.396cm" draw:start-shape="id14" draw:start-glue-point="6" draw:end-shape="id17" draw:end-glue-point="0" svg:d="M17766 15680v358h-1v358" svg:viewBox="0 0 2 7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0T19:46:26.786148989</meta:creation-date>
    <meta:generator>LibreOffice/6.0.7.3$Linux_X86_64 LibreOffice_project/00m0$Build-3</meta:generator>
    <dc:date>2020-02-20T20:15:15.662118679</dc:date>
    <meta:editing-duration>PT28M38S</meta:editing-duration>
    <meta:editing-cycles>24</meta:editing-cycles>
    <meta:document-statistic meta:object-count="33"/>
  </office:meta>
</office:document-meta>
</file>